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66.21mm"/>
    </style:style>
    <style:style style:name="co22" style:family="table-column">
      <style:table-column-properties fo:break-before="auto" style:column-width="185.98mm"/>
    </style:style>
    <style:style style:name="co23" style:family="table-column">
      <style:table-column-properties fo:break-before="auto" style:column-width="84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3"/>
        <table:table-column table:style-name="co23" table:default-cell-style-name="Default"/>
        <table:table-column table:style-name="co8" table:number-columns-repeated="56" table:default-cell-style-name="Default"/>
        <table:table-row table:style-name="ro3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72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5" calcext:value-type="float">
            <text:p>65</text:p>
          </table:table-cell>
          <table:table-cell office:value-type="string" calcext:value-type="string">
            <text:p>Compartment dimensions TBC – but very cramped</text:p>
          </table:table-cell>
          <table:table-cell office:value-type="string" calcext:value-type="string">
            <text:p>https://www.flickr.com/photos/55223176@N03/6030674320/in/photolist-abUMns-abRW5R-abUMyL-abUN5S-oiRvX4-okB9mx-abUMdS-abRWdx-o2n4Rm-rAghSz-7LPZiq-m3yiTK-rAgkEt-de8Twx-kBfwov-rD7MJV-hxaW2w-e2zxMM-dKVKdH-bzTUGx-bzTDcm-gjkbZK-fGCw1j-hxaPfW-e3SbFz-qDqw36-boxukW-puyK7a-riDz8C-esg1L3-rip9Mt-oZf9mK-ajzqcP-ct2VsA-dTzhEf-pd5Cga-qhxwQG-dTsMjz-e3pHNe-dTzBzo-bBvpgc-sHjxHZ-puwYPG-g8SqA6-pd5BzR-oH2quK-oH2qt2-fw4gTM-2hUNwXb-svB6gh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4 wheel 1858, four compartment (first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6" calcext:value-type="float">
            <text:p>66</text:p>
          </table:table-cell>
          <table:table-cell office:value-type="string" calcext:value-type="string">
            <text:p>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7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7" calcext:value-type="float">
            <text:p>67</text:p>
          </table:table-cell>
          <table:table-cell office:value-type="string" calcext:value-type="string">
            <text:p>Compartment dimensions TBC – but very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94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8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11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0" calcext:value-type="float">
            <text:p>80</text:p>
          </table:table-cell>
          <table:table-cell office:value-type="string" calcext:value-type="string">
            <text:p>Compartment dimensions TBC – but very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99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07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29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42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82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95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0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0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0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08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09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10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13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23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24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34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36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3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4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47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48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53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62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63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64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65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67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69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70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71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74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75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78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80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81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8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88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95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96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97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99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01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03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04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05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08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10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11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14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20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21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26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31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3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43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45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57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59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6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65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69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eur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73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76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80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8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8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8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9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92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08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10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38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39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40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49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56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59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62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6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6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72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76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87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97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798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0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06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09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12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21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23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29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34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35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36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37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38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39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73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3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13:57:38.074765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20-02-25T14:00:45.091422609</dc:date>
    <meta:editing-duration>P84DT1H25M3S</meta:editing-duration>
    <meta:editing-cycles>1683</meta:editing-cycles>
    <meta:generator>LibreOffice/6.0.7.3$Linux_X86_64 LibreOffice_project/00m0$Build-3</meta:generator>
    <meta:document-statistic meta:table-count="3" meta:cell-count="5279" meta:object-count="0"/>
  </office:meta>
</office:document-meta>
</file>